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Preformatted_20_Text">
      <style:paragraph-properties fo:margin-top="0in" fo:margin-bottom="0.1965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3 сложных примеров oop php и обьясни, разные и простые</text:p>
      <text:p text:style-name="Standard">ChatGPT</text:p>
      <text:p text:style-name="P1">ChatGPT</text:p>
      <text:p text:style-name="Text_20_body">Конечно! Вот три сложных примера объектно-ориентированного программирования (ООП) на PHP с подробными объяснениями:</text:p>
      <text:list xml:id="list3708462415060851598" text:style-name="L1">
        <text:list-item>
          <text:p text:style-name="P2"><text:span text:style-name="Strong_20_Emphasis">Пример "Интернет-магазин" с использованием наследования</text:span>: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class Product {</text:span></text:p>
      <text:p text:style-name="Preformatted_20_Text"><text:span text:style-name="Source_20_Text"><text:s text:c="4"/>protected $name;</text:span></text:p>
      <text:p text:style-name="Preformatted_20_Text"><text:span text:style-name="Source_20_Text"><text:s text:c="4"/>protected $price;</text:span></text:p>
      <text:p text:style-name="Preformatted_20_Text"/>
      <text:p text:style-name="Preformatted_20_Text"><text:span text:style-name="Source_20_Text"><text:s text:c="4"/>public function __construct($name, $price) {</text:span></text:p>
      <text:p text:style-name="Preformatted_20_Text"><text:span text:style-name="Source_20_Text"><text:s text:c="8"/>$this-&gt;name = $name;</text:span></text:p>
      <text:p text:style-name="Preformatted_20_Text"><text:span text:style-name="Source_20_Text"><text:s text:c="8"/>$this-&gt;price = $pric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Info() {</text:span></text:p>
      <text:p text:style-name="Preformatted_20_Text"><text:span text:style-name="Source_20_Text"><text:s text:c="8"/>return "Товар: {$this-&gt;name}, Цена: {$this-&gt;price}$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Book extends Product {</text:span></text:p>
      <text:p text:style-name="Preformatted_20_Text"><text:span text:style-name="Source_20_Text"><text:s text:c="4"/>protected $author;</text:span></text:p>
      <text:p text:style-name="Preformatted_20_Text"/>
      <text:p text:style-name="Preformatted_20_Text"><text:span text:style-name="Source_20_Text"><text:s text:c="4"/>public function __construct($name, $price, $author) {</text:span></text:p>
      <text:p text:style-name="Preformatted_20_Text"><text:span text:style-name="Source_20_Text"><text:s text:c="8"/>parent::__construct($name, $price);</text:span></text:p>
      <text:p text:style-name="Preformatted_20_Text"><text:span text:style-name="Source_20_Text"><text:s text:c="8"/>$this-&gt;author = $author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Info() {</text:span></text:p>
      <text:p text:style-name="Preformatted_20_Text"><text:span text:style-name="Source_20_Text"><text:s text:c="8"/>return parent::getInfo() . ", Автор: {$this-&gt;author}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Использование</text:span></text:p>
      <text:p text:style-name="Preformatted_20_Text"><text:span text:style-name="Source_20_Text">$book = new Book("Преступление и наказание", 10, "Федор Достоевский");</text:span></text:p>
      <text:p text:style-name="P5"><text:span text:style-name="Source_20_Text">echo $book-&gt;getInfo();</text:span></text:p>
      <text:p text:style-name="Text_20_body">В этом примере есть базовый класс <text:span text:style-name="Source_20_Text">Product</text:span>, представляющий товары. У него есть наследник <text:span text:style-name="Source_20_Text">Book</text:span>, который представляет книги. <text:span text:style-name="Source_20_Text">Book</text:span> расширяет функциональность базового класса, добавляя информацию об авторе. Метод <text:span text:style-name="Source_20_Text">getInfo()</text:span> в классе <text:span text:style-name="Source_20_Text">Book</text:span> переопределен для добавления информации об авторе.</text:p>
      <text:list xml:id="list3698406141455376185" text:style-name="L2">
        <text:list-item>
          <text:p text:style-name="P3"><text:span text:style-name="Strong_20_Emphasis">Пример "Банковский счет с использованием интерфейса"</text:span>: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interface Account {</text:span></text:p>
      <text:p text:style-name="Preformatted_20_Text"><text:span text:style-name="Source_20_Text"><text:s text:c="4"/>public function deposit($amount);</text:span></text:p>
      <text:p text:style-name="Preformatted_20_Text"><text:span text:style-name="Source_20_Text"><text:s text:c="4"/>public function withdraw($amount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SavingsAccount implements Account {</text:span></text:p>
      <text:p text:style-name="Preformatted_20_Text"><text:span text:style-name="Source_20_Text"><text:s text:c="4"/>private $balance;</text:span></text:p>
      <text:p text:style-name="Preformatted_20_Text"/>
      <text:p text:style-name="Preformatted_20_Text"><text:span text:style-name="Source_20_Text"><text:s text:c="4"/>public function __construct() {</text:span></text:p>
      <text:p text:style-name="Preformatted_20_Text"><text:span text:style-name="Source_20_Text"><text:s text:c="8"/>$this-&gt;balance = 0;</text:span></text:p>
      <text:p text:style-name="Preformatted_20_Text"><text:span text:style-name="Source_20_Text"><text:s text:c="4"/>}</text:span></text:p>
      <text:p text:style-name="Preformatted_20_Text"><text:soft-page-break/></text:p>
      <text:p text:style-name="Preformatted_20_Text"><text:span text:style-name="Source_20_Text"><text:s text:c="4"/>public function deposit($amount) {</text:span></text:p>
      <text:p text:style-name="Preformatted_20_Text"><text:span text:style-name="Source_20_Text"><text:s text:c="8"/>$this-&gt;balance += $amount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withdraw($amount) {</text:span></text:p>
      <text:p text:style-name="Preformatted_20_Text"><text:span text:style-name="Source_20_Text"><text:s text:c="8"/>if ($amount &lt;= $this-&gt;balance) {</text:span></text:p>
      <text:p text:style-name="Preformatted_20_Text"><text:span text:style-name="Source_20_Text"><text:s text:c="12"/>$this-&gt;balance -= $amount;</text:span></text:p>
      <text:p text:style-name="Preformatted_20_Text"><text:span text:style-name="Source_20_Text"><text:s text:c="8"/>} else {</text:span></text:p>
      <text:p text:style-name="Preformatted_20_Text"><text:span text:style-name="Source_20_Text"><text:s text:c="12"/>echo "Недостаточно средств на счете!"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Balance() {</text:span></text:p>
      <text:p text:style-name="Preformatted_20_Text"><text:span text:style-name="Source_20_Text"><text:s text:c="8"/>return $this-&gt;balanc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Использование</text:span></text:p>
      <text:p text:style-name="Preformatted_20_Text"><text:span text:style-name="Source_20_Text">$savingsAccount = new SavingsAccount();</text:span></text:p>
      <text:p text:style-name="Preformatted_20_Text"><text:span text:style-name="Source_20_Text">$savingsAccount-&gt;deposit(1000);</text:span></text:p>
      <text:p text:style-name="Preformatted_20_Text"><text:span text:style-name="Source_20_Text">$savingsAccount-&gt;withdraw(200);</text:span></text:p>
      <text:p text:style-name="P5"><text:span text:style-name="Source_20_Text">echo "Баланс сберегательного счета: " . $savingsAccount-&gt;getBalance();</text:span></text:p>
      <text:p text:style-name="Text_20_body">Здесь <text:span text:style-name="Source_20_Text">Account</text:span> - интерфейс, определяющий методы для работы с банковским счетом. <text:span text:style-name="Source_20_Text">SavingsAccount</text:span> - класс, который реализует интерфейс <text:span text:style-name="Source_20_Text">Account</text:span>. Он представляет сберегательный счет. Методы <text:span text:style-name="Source_20_Text">deposit()</text:span> и <text:span text:style-name="Source_20_Text">withdraw()</text:span> реализуют функциональность внесения и снятия средств со счета соответственно.</text:p>
      <text:list xml:id="list4044136787851064302" text:style-name="L3">
        <text:list-item>
          <text:p text:style-name="P4"><text:span text:style-name="Strong_20_Emphasis">Пример "Игра" с использованием композиции</text:span>: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class Player {</text:span></text:p>
      <text:p text:style-name="Preformatted_20_Text"><text:span text:style-name="Source_20_Text"><text:s text:c="4"/>private $name;</text:span></text:p>
      <text:p text:style-name="Preformatted_20_Text"/>
      <text:p text:style-name="Preformatted_20_Text"><text:span text:style-name="Source_20_Text"><text:s text:c="4"/>public function __construct($name) {</text:span></text:p>
      <text:p text:style-name="Preformatted_20_Text"><text:span text:style-name="Source_20_Text"><text:s text:c="8"/>$this-&gt;name = $nam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Name() {</text:span></text:p>
      <text:p text:style-name="Preformatted_20_Text"><text:span text:style-name="Source_20_Text"><text:s text:c="8"/>return $this-&gt;nam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Game {</text:span></text:p>
      <text:p text:style-name="Preformatted_20_Text"><text:span text:style-name="Source_20_Text"><text:s text:c="4"/>private $players = [];</text:span></text:p>
      <text:p text:style-name="Preformatted_20_Text"/>
      <text:p text:style-name="Preformatted_20_Text"><text:span text:style-name="Source_20_Text"><text:s text:c="4"/>public function addPlayer(Player $player) {</text:span></text:p>
      <text:p text:style-name="Preformatted_20_Text"><text:span text:style-name="Source_20_Text"><text:s text:c="8"/>$this-&gt;players[] = $player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listPlayers() {</text:span></text:p>
      <text:p text:style-name="Preformatted_20_Text"><text:span text:style-name="Source_20_Text"><text:s text:c="8"/>echo "Игроки в игре:\n";</text:span></text:p>
      <text:p text:style-name="Preformatted_20_Text"><text:span text:style-name="Source_20_Text"><text:s text:c="8"/>foreach ($this-&gt;players as $player) {</text:span></text:p>
      <text:p text:style-name="Preformatted_20_Text"><text:span text:style-name="Source_20_Text"><text:s text:c="12"/>echo $player-&gt;getName() . "\n"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Использование</text:span></text:p>
      <text:p text:style-name="Preformatted_20_Text"><text:span text:style-name="Source_20_Text">$player1 = new Player("Игрок 1");</text:span></text:p>
      <text:p text:style-name="Preformatted_20_Text"><text:span text:style-name="Source_20_Text">$player2 = new Player("Игрок 2");</text:span></text:p>
      <text:p text:style-name="Preformatted_20_Text"><text:soft-page-break/><text:span text:style-name="Source_20_Text">$game = new Game();</text:span></text:p>
      <text:p text:style-name="Preformatted_20_Text"><text:span text:style-name="Source_20_Text">$game-&gt;addPlayer($player1);</text:span></text:p>
      <text:p text:style-name="Preformatted_20_Text"><text:span text:style-name="Source_20_Text">$game-&gt;addPlayer($player2);</text:span></text:p>
      <text:p text:style-name="P5"><text:span text:style-name="Source_20_Text">$game-&gt;listPlayers();</text:span></text:p>
      <text:p text:style-name="Text_20_body">Здесь <text:span text:style-name="Source_20_Text">Player</text:span> - класс, представляющий игрока. <text:span text:style-name="Source_20_Text">Game</text:span> - класс, представляющий игру, который содержит массив игроков. Связь между игроками и игрой осуществляется через композицию - объект <text:span text:style-name="Source_20_Text">Game</text:span> содержит объекты <text:span text:style-name="Source_20_Text">Player</text:span>. Метод <text:span text:style-name="Source_20_Text">addPlayer()</text:span> добавляет игрока в игру, а метод <text:span text:style-name="Source_20_Text">listPlayers()</text:span> выводит список игроков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3:15:31.69</dc:date>
    <meta:document-statistic meta:table-count="0" meta:image-count="0" meta:object-count="0" meta:page-count="3" meta:paragraph-count="96" meta:word-count="395" meta:character-count="3304"/>
    <dc:creator>Dima Wide</dc:creator>
    <meta:user-defined meta:name="Info 1"/>
    <meta:user-defined meta:name="Info 2"/>
    <meta:user-defined meta:name="Info 3"/>
    <meta:user-defined meta:name="Info 4"/>
  </office:meta>
</office:document-meta>
</file>